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236cm" fo:min-width="1.268cm"/>
      <style:paragraph-properties style:writing-mode="lr-tb"/>
    </style:style>
    <style:style style:name="gr2" style:family="graphic" style:parent-style-name="standard">
      <style:graphic-properties svg:stroke-color="#000000" draw:fill-color="#ff8000" draw:opacity="70%" draw:textarea-horizontal-align="justify" draw:textarea-vertical-align="middle" draw:auto-grow-height="false" fo:min-height="1.164cm" fo:min-width="1.198cm" draw:shadow-opacity="70%"/>
      <style:paragraph-properties style:writing-mode="lr-tb"/>
    </style:style>
    <style:style style:name="gr3" style:family="graphic" style:parent-style-name="standard">
      <style:graphic-properties svg:stroke-color="#000000" draw:fill-color="#ff8000" draw:opacity="70%" draw:textarea-horizontal-align="justify" draw:textarea-vertical-align="middle" draw:auto-grow-height="false" fo:min-height="2.084cm" fo:min-width="2.542cm" draw:shadow-opacity="70%"/>
      <style:paragraph-properties style:writing-mode="lr-tb"/>
    </style:style>
    <style:style style:name="gr4" style:family="graphic" style:parent-style-name="standard">
      <style:graphic-properties svg:stroke-color="#000000" draw:fill-color="#ff8000" draw:opacity="70%" draw:textarea-horizontal-align="justify" draw:textarea-vertical-align="middle" draw:auto-grow-height="false" fo:min-height="0.6cm" fo:min-width="0.421cm" draw:shadow-opacity="70%"/>
      <style:paragraph-properties style:writing-mode="lr-tb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5.124cm" fo:min-width="7.704cm" draw:shadow-opacity="0%"/>
    </style:style>
    <style:style style:name="gr6" style:family="graphic" style:parent-style-name="standard">
      <style:graphic-properties svg:stroke-color="#000000" draw:opacity="70%" draw:textarea-horizontal-align="justify" draw:textarea-vertical-align="middle" draw:auto-grow-height="false" fo:min-height="1.164cm" fo:min-width="1.552cm" draw:shadow-opacity="70%"/>
      <style:paragraph-properties style:writing-mode="lr-tb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0.882cm" fo:min-width="2.118cm"/>
      <style:paragraph-properties style:writing-mode="lr-tb"/>
    </style:style>
    <style:style style:name="gr8" style:family="graphic" style:parent-style-name="objectwithoutfill">
      <style:graphic-properties svg:stroke-color="#000000" draw:marker-start="Circle" draw:marker-end="Circle" draw:stroke-linejoin="miter" draw:fill="solid" draw:textarea-vertical-align="bottom"/>
      <style:paragraph-properties style:writing-mode="lr-tb"/>
    </style:style>
    <style:style style:name="gr9" style:family="graphic" style:parent-style-name="objectwithoutfill">
      <style:graphic-properties svg:stroke-color="#000000" draw:marker-start="Circle" draw:marker-end="Circle" draw:fill="solid" draw:textarea-vertical-align="middl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5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8000" draw:opacity="70%"/>
      <style:paragraph-properties fo:text-align="center" style:writing-mode="lr-tb"/>
    </style:style>
    <style:style style:name="P3" style:family="paragraph">
      <loext:graphic-properties draw:opacity="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opacity="70%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="solid"/>
      <style:paragraph-properties fo:text-align="center"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2.1cm" svg:x="10.1cm" svg:y="4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cm" svg:x="6.7cm" svg:y="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3cm" svg:height="3.3cm" svg:x="11.8cm" svg:y="11.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301cm" svg:height="1.2cm" draw:transform="skewX (-0.00401425727958696) translate (12.427cm 12.843cm)">
          <text:p text:style-name="P1">C1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5" draw:text-style-name="P3" draw:layer="layout" svg:width="11.6cm" svg:height="7.6cm" svg:x="6.7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9cm" svg:height="2cm" svg:x="13.1cm" svg:y="13.9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3.7cm" svg:height="1.6cm" svg:x="12.3cm" svg:y="16.3cm">
          <text:p text:style-name="P4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7" draw:layer="layout" svg:width="2.399cm" svg:height="0cm" svg:x="8.4cm" svg:y="4.574cm" svg:viewBox="0 0 2400 0" svg:d="M0 0c800 0 1600 0 2400 0">
          <text:p text:style-name="P4">r</text:p>
        </draw:path>
        <draw:line draw:style-name="gr9" draw:text-style-name="P8" draw:layer="layout" svg:x1="14.9cm" svg:y1="16.9cm" svg:x2="17.4cm" svg:y2="14.8cm">
          <text:p text:style-name="P4">r</text:p>
        </draw:line>
        <draw:line draw:style-name="gr9" draw:text-style-name="P8" draw:layer="layout" svg:x1="8.6cm" svg:y1="13.2cm" svg:x2="11.6cm" svg:y2="11.7cm">
          <text:p text:style-name="P4">r</text:p>
        </draw:line>
        <draw:line draw:style-name="gr9" draw:text-style-name="P8" draw:layer="layout" svg:x1="8.6cm" svg:y1="13.2cm" svg:x2="13cm" svg:y2="11.9cm">
          <text:p text:style-name="P4">p</text:p>
        </draw:line>
        <draw:line draw:style-name="gr9" draw:text-style-name="P8" draw:layer="layout" svg:x1="8.4cm" svg:y1="15.7cm" svg:x2="14.4cm" svg:y2="14.1cm">
          <text:p text:style-name="P4">r</text:p>
        </draw:line>
        <draw:line draw:style-name="gr9" draw:text-style-name="P8" draw:layer="layout" svg:x1="8.4cm" svg:y1="14.2cm" svg:x2="13.1cm" svg:y2="13cm">
          <text:p text:style-name="P4">r</text:p>
        </draw:line>
        <draw:line draw:style-name="gr9" draw:text-style-name="P8" draw:layer="layout" svg:x1="9cm" svg:y1="16.2cm" svg:x2="14cm" svg:y2="15.3cm">
          <text:p text:style-name="P4">r</text:p>
        </draw:line>
        <draw:line draw:style-name="gr9" draw:text-style-name="P8" draw:layer="layout" svg:x1="14.7cm" svg:y1="13.3cm" svg:x2="17.4cm" svg:y2="14.9cm">
          <text:p text:style-name="P4">q</text:p>
        </draw:line>
        <draw:line draw:style-name="gr9" draw:text-style-name="P8" draw:layer="layout" svg:x1="15.2cm" svg:y1="12.8cm" svg:x2="17.4cm" svg:y2="14.9cm">
          <text:p text:style-name="P4">r</text:p>
        </draw:line>
        <draw:frame draw:style-name="gr10" draw:text-style-name="P9" draw:layer="layout" svg:width="0.853cm" svg:height="0.962cm" svg:x="7.662cm" svg:y="12.605cm">
          <draw:text-box>
            <text:p>1</text:p>
          </draw:text-box>
        </draw:frame>
        <draw:frame draw:style-name="gr10" draw:text-style-name="P9" draw:layer="layout" svg:width="0.853cm" svg:height="0.962cm" svg:x="7.547cm" svg:y="13.6cm">
          <draw:text-box>
            <text:p>2</text:p>
          </draw:text-box>
        </draw:frame>
        <draw:frame draw:style-name="gr11" draw:text-style-name="P9" draw:layer="layout" svg:width="0.853cm" svg:height="0.962cm" svg:x="7.548cm" svg:y="13.6cm">
          <draw:text-box>
            <text:p>2</text:p>
          </draw:text-box>
        </draw:frame>
        <draw:frame draw:style-name="gr11" draw:text-style-name="P9" draw:layer="layout" svg:width="0.853cm" svg:height="0.962cm" svg:x="7.647cm" svg:y="15.138cm">
          <draw:text-box>
            <text:p>3</text:p>
          </draw:text-box>
        </draw:frame>
        <draw:frame draw:style-name="gr11" draw:text-style-name="P9" draw:layer="layout" svg:width="0.853cm" svg:height="0.962cm" svg:x="8.1cm" svg:y="15.838cm">
          <draw:text-box>
            <text:p>4</text:p>
          </draw:text-box>
        </draw:frame>
        <draw:frame draw:style-name="gr11" draw:text-style-name="P9" draw:layer="layout" svg:width="0.853cm" svg:height="0.962cm" svg:x="17.3cm" svg:y="14.3cm">
          <draw:text-box>
            <text:p>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6:30:59.576864962</meta:creation-date>
    <dc:date>2023-05-24T12:20:33.621406604</dc:date>
    <meta:editing-duration>PT26M32S</meta:editing-duration>
    <meta:editing-cycles>8</meta:editing-cycles>
    <meta:generator>LibreOffice/6.4.7.2$Linux_X86_64 LibreOffice_project/40$Build-2</meta:generator>
    <meta:document-statistic meta:object-count="22"/>
  </office:meta>
</office:document-meta>
</file>